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rsid="001401e6" officeooo:paragraph-rsid="001401e6"/>
    </style:style>
    <style:style style:name="P2" style:family="paragraph" style:parent-style-name="Standard">
      <style:text-properties officeooo:rsid="001401e6" officeooo:paragraph-rsid="00167eb3"/>
    </style:style>
    <style:style style:name="P3" style:family="paragraph" style:parent-style-name="Standard">
      <style:text-properties officeooo:rsid="00158635" officeooo:paragraph-rsid="00158635"/>
    </style:style>
    <style:style style:name="P4" style:family="paragraph" style:parent-style-name="Standard">
      <style:text-properties officeooo:rsid="00167eb3" officeooo:paragraph-rsid="00167eb3"/>
    </style:style>
    <style:style style:name="P5" style:family="paragraph" style:parent-style-name="Standard">
      <style:text-properties officeooo:rsid="00168ceb" officeooo:paragraph-rsid="00168ceb"/>
    </style:style>
    <style:style style:name="P6" style:family="paragraph" style:parent-style-name="Standard">
      <style:text-properties officeooo:rsid="0020361b" officeooo:paragraph-rsid="0020361b"/>
    </style:style>
    <style:style style:name="P7" style:family="paragraph" style:parent-style-name="Standard">
      <style:text-properties officeooo:rsid="0025a53a" officeooo:paragraph-rsid="0025a53a"/>
    </style:style>
    <style:style style:name="P8" style:family="paragraph" style:parent-style-name="Standard">
      <style:text-properties officeooo:rsid="00274613" officeooo:paragraph-rsid="00274613"/>
    </style:style>
    <style:style style:name="P9" style:family="paragraph" style:parent-style-name="LO-normal" style:list-style-name="WWNum4">
      <style:paragraph-properties fo:margin-left="0.5in" fo:margin-right="0in" fo:text-indent="-0.25in" style:auto-text-indent="false"/>
      <style:text-properties officeooo:paragraph-rsid="0030a508"/>
    </style:style>
    <style:style style:name="P10" style:family="paragraph" style:parent-style-name="LO-normal">
      <style:paragraph-properties fo:margin-left="0in" fo:margin-right="0in" fo:text-indent="0in" style:auto-text-indent="false"/>
      <style:text-properties officeooo:paragraph-rsid="0030a508"/>
    </style:style>
    <style:style style:name="P11" style:family="paragraph" style:parent-style-name="LO-normal">
      <style:paragraph-properties fo:margin-left="0.5in" fo:margin-right="0in" fo:text-indent="-0.25in" style:auto-text-indent="false"/>
      <style:text-properties officeooo:paragraph-rsid="0030a508"/>
    </style:style>
    <style:style style:name="P12" style:family="paragraph" style:parent-style-name="LO-normal" style:list-style-name="WWNum4">
      <style:paragraph-properties fo:margin-left="0.5in" fo:margin-right="0in" fo:text-indent="-0.25in" style:auto-text-indent="false"/>
      <style:text-properties fo:font-weight="bold" officeooo:paragraph-rsid="0030a508" style:font-weight-asian="bold" style:font-weight-complex="bold"/>
    </style:style>
    <style:style style:name="P13" style:family="paragraph" style:parent-style-name="LO-normal" style:list-style-name="WWNum4">
      <style:paragraph-properties fo:margin-left="0.5in" fo:margin-right="0in" fo:text-indent="-0.25in" style:auto-text-indent="false"/>
      <style:text-properties fo:font-weight="bold" officeooo:rsid="003572b3" officeooo:paragraph-rsid="003572b3" style:font-weight-asian="bold" style:font-weight-complex="bold"/>
    </style:style>
    <style:style style:name="P14" style:family="paragraph" style:parent-style-name="LO-normal">
      <style:paragraph-properties fo:margin-left="0.5in" fo:margin-right="0in" fo:text-indent="-0.25in" style:auto-text-indent="false"/>
      <style:text-properties fo:font-weight="bold" officeooo:rsid="003572b3" officeooo:paragraph-rsid="003572b3" style:font-weight-asian="bold" style:font-weight-complex="bold"/>
    </style:style>
    <style:style style:name="P15" style:family="paragraph" style:parent-style-name="LO-normal" style:list-style-name="WWNum4">
      <style:paragraph-properties fo:margin-left="0.5in" fo:margin-right="0in" fo:text-indent="-0.25in" style:auto-text-indent="false"/>
      <style:text-properties officeooo:rsid="0036bcd9" officeooo:paragraph-rsid="0036bcd9"/>
    </style:style>
    <style:style style:name="P16" style:family="paragraph" style:parent-style-name="LO-normal">
      <style:paragraph-properties fo:margin-left="0.5in" fo:margin-right="0in" fo:text-indent="-0.25in" style:auto-text-indent="false"/>
      <style:text-properties officeooo:rsid="0036bcd9" officeooo:paragraph-rsid="0036bcd9"/>
    </style:style>
    <style:style style:name="P17" style:family="paragraph" style:parent-style-name="Standard">
      <style:text-properties officeooo:rsid="001aa648" officeooo:paragraph-rsid="001aa648"/>
    </style:style>
    <style:style style:name="P18" style:family="paragraph" style:parent-style-name="Standard">
      <style:text-properties officeooo:rsid="001ee370" officeooo:paragraph-rsid="001ee370"/>
    </style:style>
    <style:style style:name="P19" style:family="paragraph" style:parent-style-name="Standard">
      <style:text-properties officeooo:rsid="00167eb3" officeooo:paragraph-rsid="00167eb3"/>
    </style:style>
    <style:style style:name="P20" style:family="paragraph" style:parent-style-name="Standard">
      <style:text-properties officeooo:rsid="002c1950" officeooo:paragraph-rsid="002c1950"/>
    </style:style>
    <style:style style:name="P21" style:family="paragraph" style:parent-style-name="Standard">
      <style:text-properties officeooo:rsid="001401e6" officeooo:paragraph-rsid="001401e6"/>
    </style:style>
    <style:style style:name="P22" style:family="paragraph" style:parent-style-name="Standard">
      <style:text-properties officeooo:rsid="002eb21c" officeooo:paragraph-rsid="002eb21c"/>
    </style:style>
    <style:style style:name="P23" style:family="paragraph" style:parent-style-name="Standard" style:list-style-name="WWNum4">
      <style:text-properties fo:font-weight="bold" officeooo:rsid="002eb21c" officeooo:paragraph-rsid="0030a508" style:font-weight-asian="bold" style:font-weight-complex="bold"/>
    </style:style>
    <style:style style:name="P24" style:family="paragraph" style:parent-style-name="Standard">
      <style:text-properties fo:font-weight="bold" officeooo:rsid="003572b3" officeooo:paragraph-rsid="003572b3" style:font-weight-asian="bold" style:font-weight-complex="bold"/>
    </style:style>
    <style:style style:name="P25" style:family="paragraph" style:parent-style-name="Standard" style:list-style-name="WWNum4">
      <style:text-properties fo:font-size="14pt" fo:font-weight="bold" officeooo:rsid="002eb21c" officeooo:paragraph-rsid="0030a508" style:font-size-asian="14pt" style:font-weight-asian="bold" style:font-size-complex="14pt" style:font-weight-complex="bold"/>
    </style:style>
    <style:style style:name="T1" style:family="text">
      <style:text-properties officeooo:rsid="00158635"/>
    </style:style>
    <style:style style:name="T2" style:family="text">
      <style:text-properties officeooo:rsid="0016e1e6"/>
    </style:style>
    <style:style style:name="T3" style:family="text">
      <style:text-properties officeooo:rsid="001d5029"/>
    </style:style>
    <style:style style:name="T4" style:family="text">
      <style:text-properties officeooo:rsid="001db223"/>
    </style:style>
    <style:style style:name="T5" style:family="text">
      <style:text-properties officeooo:rsid="002490c0"/>
    </style:style>
    <style:style style:name="T6" style:family="text">
      <style:text-properties officeooo:rsid="002a38f3"/>
    </style:style>
    <style:style style:name="T7" style:family="text">
      <style:text-properties officeooo:rsid="002d346c"/>
    </style:style>
    <style:style style:name="T8" style:family="text">
      <style:text-properties officeooo:rsid="002eb21c"/>
    </style:style>
    <style:style style:name="T9" style:family="text">
      <style:text-properties officeooo:rsid="0035dcb5"/>
    </style:style>
    <style:style style:name="T10" style:family="text">
      <style:text-properties officeooo:rsid="003ad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stin Byrd</text:p>
      <text:p text:style-name="P1"><text:line-break/><text:span text:style-name="T7">Final Iteration Exploration and Implementation Doc</text:span><text:span text:style-name="T8">umentation</text:span></text:p>
      <text:p text:style-name="P1"/>
      <text:p text:style-name="P10"/>
      <text:list text:style-name="WWNum4">
        <text:list-item>
          <text:p text:style-name="P9">Description of exploration </text:p>
          <text:p text:style-name="P25">Prior to this Exploration I setup User Authentication. This exploration is to implement Automated unit tests, Selenium tests, Payments in Django (my exploration), test coverage and continuous integration.</text:p>
          <text:p text:style-name="P23"/>
        </text:list-item>
        <text:list-item>
          <text:p text:style-name="P9">Brief overview of what you learned</text:p>
        </text:list-item>
      </text:list>
      <text:p text:style-name="P11"/>
      <text:p text:style-name="P11"/>
      <text:list text:continue-numbering="true" text:style-name="WWNum4">
        <text:list-item>
          <text:p text:style-name="P9">Instructions for someone else to implement that includes screenshots of what was implemented (can be submitted as document or link to documentation.</text:p>
          <text:list>
            <text:list-header>
              <text:p text:style-name="P13">Documentation Below<text:span text:style-name="T9">**</text:span></text:p>
            </text:list-header>
          </text:list>
        </text:list-item>
      </text:list>
      <text:p text:style-name="P14"/>
      <text:p text:style-name="P14"/>
      <text:list text:continue-numbering="true" text:style-name="WWNum4">
        <text:list-item>
          <text:p text:style-name="P9">Issues you encountered</text:p>
          <text:p text:style-name="P15">I encountered many issues implementing the final iteration. </text:p>
        </text:list-item>
      </text:list>
      <text:p text:style-name="P16"/>
      <text:p text:style-name="P16"/>
      <text:list text:continue-numbering="true" text:style-name="WWNum4">
        <text:list-item>
          <text:p text:style-name="P9">Successes </text:p>
        </text:list-item>
      </text:list>
      <text:p text:style-name="P11"/>
      <text:p text:style-name="P11"/>
      <text:list text:continue-numbering="true" text:style-name="WWNum4">
        <text:list-item>
          <text:p text:style-name="P9">Resources</text:p>
        </text:list-item>
      </text:list>
      <text:p text:style-name="P11"/>
      <text:p text:style-name="P11"/>
      <text:list text:continue-numbering="true" text:style-name="WWNum4">
        <text:list-item>
          <text:p text:style-name="P9">Link to your github repository code</text:p>
          <text:p text:style-name="P12">https://github.com/amazingabyrd/cs3300</text:p>
        </text:list-item>
      </text:list>
      <text:p text:style-name="P22"/>
      <text:p text:style-name="P22"/>
      <text:p text:style-name="P24">Documen<text:span text:style-name="T10">t</text:span>ation<text:span text:style-name="T9">**</text:span>: </text:p>
      <text:p text:style-name="P1">Payments in Django:</text:p>
      <text:p text:style-name="P1"/>
      <text:p text:style-name="P1"><text:tab/><text:span text:style-name="T4">Payment Options: Obviously security always duh right everyone</text:span></text:p>
      <text:p text:style-name="P1"><text:tab/><text:tab/><text:tab/><text:span text:style-name="T4">Apps</text:span></text:p>
      <text:p text:style-name="P1"><text:tab/><text:tab/><text:tab/><text:span text:style-name="T4">Merchant Account w/ Bank</text:span></text:p>
      <text:p text:style-name="P1"><text:tab/><text:tab/><text:tab/><text:span text:style-name="T4">Payment Gateway to bank </text:span></text:p>
      <text:p text:style-name="P1"><text:tab/><text:tab/><text:tab/><text:span text:style-name="T4">But that takes SSL and PCI compliance</text:span></text:p>
      <text:p text:style-name="P1"><text:soft-page-break/><text:tab/><text:tab/><text:tab/><text:span text:style-name="T4">Secure Payment Page</text:span></text:p>
      <text:p text:style-name="P1"><text:tab/><text:tab/><text:tab/><text:span text:style-name="T4">Legal Compliance</text:span></text:p>
      <text:p text:style-name="P1"><text:tab/><text:tab/><text:tab/></text:p>
      <text:p text:style-name="P18"/>
      <text:p text:style-name="P6">Stripe Implementation Docs</text:p>
      <text:p text:style-name="P6"/>
      <text:p text:style-name="P1">Stripe API webhook Setup</text:p>
      <text:p text:style-name="P1"><text:tab/><text:span text:style-name="T1">Account</text:span></text:p>
      <text:p text:style-name="P1"><text:tab/><text:tab/><text:span text:style-name="T5">Setup is easy</text:span></text:p>
      <text:p text:style-name="P1"><text:tab/><text:span text:style-name="T1">Keys</text:span></text:p>
      <text:p text:style-name="P1"><text:tab/><text:tab/><text:span text:style-name="T5">Developers → API-Keys</text:span></text:p>
      <text:p text:style-name="P1"><text:tab/><text:span text:style-name="T5">Save keys to .env folder file or right to settings(Unrecommended) </text:span></text:p>
      <text:p text:style-name="P7"/>
      <text:p text:style-name="P8">Install Stripe</text:p>
      <text:p text:style-name="P8"><text:tab/>pip install stripe</text:p>
      <text:p text:style-name="P8"><text:tab/>pip freeze &gt; requirements.txt</text:p>
      <text:p text:style-name="P1"/>
      <text:p text:style-name="P1">Django Site Forms Templates Views and URLs </text:p>
      <text:p text:style-name="P1"/>
      <text:p text:style-name="P4">URLs</text:p>
      <text:p text:style-name="P4"><text:tab/>Product Page</text:p>
      <text:p text:style-name="P4"><text:tab/>Payment Success</text:p>
      <text:p text:style-name="P4"><text:tab/>Payment Failure</text:p>
      <text:p text:style-name="P4"><text:tab/><text:span text:style-name="T6">WOULD HAVE stripe webhook</text:span></text:p>
      <text:p text:style-name="P4"/>
      <text:p text:style-name="P4">Templates:</text:p>
      <text:p text:style-name="P2"><text:tab/><text:span text:style-name="T2">Product Page w/ Paynow Button</text:span></text:p>
      <text:p text:style-name="P2"><text:tab/><text:span text:style-name="T1">Checkout Page</text:span></text:p>
      <text:p text:style-name="P1"><text:tab/><text:span text:style-name="T1">Payment Failed</text:span></text:p>
      <text:p text:style-name="P3"><text:tab/>Payment Successful</text:p>
      <text:p text:style-name="P1"/>
      <text:p text:style-name="P5">Views:</text:p>
      <text:p text:style-name="P5"><text:tab/>Product Page </text:p>
      <text:p text:style-name="P5"><text:tab/>Payment Success</text:p>
      <text:p text:style-name="P5"><text:tab/>Payment Fail</text:p>
      <text:p text:style-name="P5"/>
      <text:p text:style-name="P17">Stripe cannot work from Localhost domain you must have a real domain <text:span text:style-name="T3">(even from a process from the machine just not localhost)</text:span></text:p>
      <text:p text:style-name="P17"/>
      <text:p text:style-name="P17"/>
      <text:p text:style-name="P17"/>
      <text:p text:style-name="P20">Selenium: </text:p>
      <text:p text:style-name="P20"><text:tab/><text:span text:style-name="T7">pip install selenium </text:span></text:p>
      <text:p text:style-name="P20"><text:tab/><text:span text:style-name="T7">pip freeze &gt; requirements.txt</text:span></text:p>
      <text:p text:style-name="P20"/>
      <text:p text:style-name="P20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2pt" fo:language="en" fo:country="US" style:letter-kerning="false" style:font-name-asian="Verdana1" style:font-family-asian="Verdana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5:03:02.985910436</meta:creation-date>
    <meta:generator>LibreOffice/7.5.8.2$Linux_X86_64 LibreOffice_project/50$Build-2</meta:generator>
    <dc:date>2023-11-26T09:50:55.839686993</dc:date>
    <meta:editing-duration>PT1H20M28S</meta:editing-duration>
    <meta:editing-cycles>32</meta:editing-cycles>
    <meta:document-statistic meta:table-count="0" meta:image-count="0" meta:object-count="0" meta:page-count="2" meta:paragraph-count="53" meta:word-count="235" meta:character-count="1609" meta:non-whitespace-character-count="1382"/>
  </office:meta>
</office:document-meta>
</file>